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E000000C3B8C42ABA0627C2EF.png" manifest:media-type="image/png"/>
  <manifest:file-entry manifest:full-path="Pictures/1000000000000008000000089442829B9654ACB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edf89" officeooo:paragraph-rsid="000edf89"/>
    </style:style>
    <style:style style:name="P2" style:family="paragraph" style:parent-style-name="Footer">
      <style:text-properties officeooo:rsid="000edf89" officeooo:paragraph-rsid="000edf89"/>
    </style:style>
    <style:style style:name="P3" style:family="paragraph" style:parent-style-name="Standard">
      <style:paragraph-properties fo:text-align="justify" style:justify-single-word="false">
        <style:tab-stops>
          <style:tab-stop style:position="16.969cm" style:type="right"/>
        </style:tab-stops>
      </style:paragraph-properties>
      <style:text-properties fo:font-size="28pt" officeooo:rsid="0009068c" officeooo:paragraph-rsid="0009068c" style:font-size-asian="28pt" style:font-size-complex="28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6.969cm" style:type="right"/>
        </style:tab-stops>
      </style:paragraph-properties>
      <style:text-properties fo:font-size="28pt" officeooo:rsid="0009068c" officeooo:paragraph-rsid="000edf89" style:font-size-asian="28pt" style:font-size-complex="28pt"/>
    </style:style>
    <style:style style:name="P5" style:family="paragraph" style:parent-style-name="Standard">
      <style:paragraph-properties>
        <style:tab-stops>
          <style:tab-stop style:position="16.969cm" style:type="right"/>
        </style:tab-stops>
      </style:paragraph-properties>
      <style:text-properties fo:font-size="28pt" officeooo:rsid="0009068c" officeooo:paragraph-rsid="0009068c" style:font-size-asian="28pt" style:font-size-complex="28pt"/>
    </style:style>
    <style:style style:name="P6" style:family="paragraph" style:parent-style-name="Standard">
      <style:paragraph-properties>
        <style:tab-stops>
          <style:tab-stop style:position="16.969cm" style:type="right"/>
        </style:tab-stops>
      </style:paragraph-properties>
      <style:text-properties fo:font-size="28pt" officeooo:rsid="0009068c" officeooo:paragraph-rsid="000edf89" style:font-size-asian="28pt" style:font-size-complex="28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69cm" style:type="right"/>
        </style:tab-stops>
      </style:paragraph-properties>
      <style:text-properties fo:font-size="28pt" officeooo:rsid="000b0528" officeooo:paragraph-rsid="000b0528" style:font-size-asian="28pt" style:font-size-complex="28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6.969cm" style:type="right"/>
        </style:tab-stops>
      </style:paragraph-properties>
      <style:text-properties fo:font-size="28pt" officeooo:rsid="000e6596" officeooo:paragraph-rsid="000e6596" style:font-size-asian="28pt" style:font-size-complex="28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6.969cm" style:type="right"/>
        </style:tab-stops>
      </style:paragraph-properties>
      <style:text-properties fo:font-size="26pt" officeooo:rsid="0009068c" officeooo:paragraph-rsid="000d3e82" style:font-size-asian="26pt" style:font-size-complex="26pt"/>
    </style:style>
    <style:style style:name="T1" style:family="text">
      <style:text-properties officeooo:rsid="000d93b5"/>
    </style:style>
    <style:style style:name="T2" style:family="text">
      <style:text-properties fo:color="#cccccc" loext:opacity="100%" style:text-underline-style="solid" style:text-underline-width="auto" style:text-underline-color="#000000"/>
    </style:style>
    <style:style style:name="T3" style:family="text">
      <style:text-properties fo:color="#000000" loext:opacity="100%" style:text-underline-style="solid" style:text-underline-width="auto" style:text-underline-color="#000000"/>
    </style:style>
    <style:style style:name="T4" style:family="text">
      <style:text-properties officeooo:rsid="000edf89"/>
    </style:style>
    <style:style style:name="T5" style:family="text">
      <style:text-properties fo:font-size="11pt" officeooo:rsid="000edf89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="bitmap" draw:fill-image-name="Empty" draw:fill-image-width="0cm" draw:fill-image-height="0cm" style:repeat="repeat" draw:fill-image-ref-point-x="0%" draw:fill-image-ref-point-y="0%" draw:fill-image-ref-point="center" draw:tile-repeat-offset="0% vertical" style:mirror="none" fo:clip="rect(0cm, 0cm, 0cm, 0cm)" draw:luminance="0%" draw:contrast="0%" draw:red="0%" draw:green="0%" draw:blue="0%" draw:gamma="100%" draw:color-inversion="false" draw:image-opacity="100%" draw:color-mode="standard">
        <style:background-image xlink:href="Pictures/1000000000000008000000089442829B9654ACBA.png" xlink:type="simple" xlink:actuate="onLoad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ame</text:span>:<text:tab/>____________________________</text:p>
      <text:p text:style-name="P9"><text:span text:style-name="T1">this is a</text:span> <text:s/>[ <text:s/>] <text:s/>Community <text:s/>[ <text:s/>] Member <text:tab/><text:span text:style-name="T1">project</text:span></text:p>
      <text:p text:style-name="P8">Creation date:<text:tab/><text:span text:style-name="T2">YYYY </text:span><text:span text:style-name="T3">/</text:span><text:span text:style-name="T2"> MM </text:span><text:span text:style-name="T3">/</text:span><text:span text:style-name="T2"> DD</text:span> <text:s text:c="11"/></text:p>
      <text:p text:style-name="P3">Contact:<text:tab/>__________________________</text:p>
      <text:p text:style-name="P7">InfoURL:<text:tab/>__________________________</text:p>
      <text:p text:style-name="P3">Participants:<text:tab/>________________________</text:p>
      <text:p text:style-name="P3"><text:tab/>__________________________________</text:p>
      <text:p text:style-name="P4"><text:span text:style-name="T4">Skills<text:tab/></text:span><text:span text:style-name="T5">Needed / Learned</text:span></text:p>
      <text:p text:style-name="P4">___________________________ <text:tab/>[ <text:s/>]/[ <text:s/>]</text:p>
      <text:p text:style-name="P4">___________________________ <text:tab/>[ <text:s/>]/[ <text:s/>]</text:p>
      <text:p text:style-name="P4">___________________________ <text:tab/>[ <text:s/>]/[ <text:s/>]</text:p>
      <text:p text:style-name="P4">___________________________ <text:tab/>[ <text:s/>]/[ <text:s/>]</text:p>
      <text:p text:style-name="P6">Description:<text:tab/>________________________</text:p>
      <text:p text:style-name="P6"><text:tab/>__________________________________</text:p>
      <text:p text:style-name="P6"><text:tab/>__________________________________</text:p>
      <text:p text:style-name="P6"><text:tab/>__________________________________</text:p>
      <text:p text:style-name="P5"><text:tab/>__________________________________</text:p>
      <text:p text:style-name="P5">Progress steps:</text:p>
      <text:p text:style-name="P6">[ <text:s/>]<text:tab/>_______________________________ </text:p>
      <text:p text:style-name="P6">[ <text:s/>]<text:tab/>_______________________________ </text:p>
      <text:p text:style-name="P5">[ <text:s/>]<text:tab/>_______________________________ </text:p>
      <text:p text:style-name="P5">[ <text:s/>]<text:tab/>_______________________________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9442829B9654ACB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df89" officeooo:paragraph-rsid="000edf89"/>
    </style:style>
    <style:style style:name="MP2" style:family="paragraph" style:parent-style-name="Footer">
      <style:text-properties officeooo:rsid="000edf89" officeooo:paragraph-rsid="000edf89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draw:fill="bitmap" draw:fill-image-name="Empty" draw:fill-image-width="0cm" draw:fill-image-height="0cm" style:repeat="repeat" draw:fill-image-ref-point-x="0%" draw:fill-image-ref-point-y="0%" draw:fill-image-ref-point="center" draw:tile-repeat-offset="0% vertical" style:mirror="none" fo:clip="rect(0cm, 0cm, 0cm, 0cm)" draw:luminance="0%" draw:contrast="0%" draw:red="0%" draw:green="0%" draw:blue="0%" draw:gamma="100%" draw:color-inversion="false" draw:image-opacity="100%" draw:color-mode="standard">
        <style:background-image xlink:href="Pictures/1000000000000008000000089442829B9654ACBA.png" xlink:type="simple" xlink:actuate="onLoad"/>
      </style:graphic-properties>
    </style:style>
    <style:page-layout style:name="Mpm1">
      <style:page-layout-properties fo:page-width="21.006cm" fo:page-height="29.693cm" style:num-format="1" style:print-orientation="portrait" fo:margin-top="1.422cm" fo:margin-bottom="1.372cm" fo:margin-left="1.727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yn2cat project sheet. Fil<draw:frame draw:style-name="Mfr1" draw:name="Image1" text:anchor-type="char" svg:x="15.498cm" svg:y="26.04cm" svg:width="1.63cm" svg:height="1.66cm" draw:z-index="0"><draw:image xlink:href="Pictures/10000000000000BE000000C3B8C42ABA0627C2EF.png" xlink:type="simple" xlink:show="embed" xlink:actuate="onLoad" draw:mime-type="image/png"/></draw:frame>l out and paste on the <text:s/>project wall</text:p>
      </style:header>
      <style:footer>
        <text:p text:style-name="MP2">Document located at <text:a xlink:type="simple" xlink:href="https://github.com/syn2cat/Documents/blob/master/ProjectSheet.odt" text:style-name="Internet_20_link" text:visited-style-name="Visited_20_Internet_20_Link">https://github.com/syn2cat/Documents/blob/master/ProjectSheet.odt</text:a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8T20:12:34.398951909</meta:creation-date>
    <dc:date>2024-04-02T23:04:42.401578466</dc:date>
    <meta:editing-duration>PT43M57S</meta:editing-duration>
    <meta:editing-cycles>5</meta:editing-cycles>
    <meta:generator>LibreOffice/7.2.7.2$Linux_X86_64 LibreOffice_project/20$Build-2</meta:generator>
    <meta:print-date>2024-04-02T23:04:32.581860063</meta:print-date>
    <meta:document-statistic meta:table-count="0" meta:image-count="1" meta:object-count="0" meta:page-count="1" meta:paragraph-count="24" meta:word-count="81" meta:character-count="929" meta:non-whitespace-character-count="827"/>
  </office:meta>
</office:document-meta>
</file>